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s://www.w3.org/1999/xlink" xmlns:dc="https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s://www.w3.org/1998/Math/MathML" xmlns:form="urn:oasis:names:tc:opendocument:xmlns:form:1.0" xmlns:script="urn:oasis:names:tc:opendocument:xmlns:script:1.0" xmlns:ooo="https://openoffice.org/2004/office" xmlns:ooow="https://openoffice.org/2004/writer" xmlns:oooc="https://openoffice.org/2004/calc" xmlns:dom="https://www.w3.org/2001/xml-events" xmlns:xforms="https://www.w3.org/2002/xforms" xmlns:xsd="https://www.w3.org/2001/XMLSchema" xmlns:xsi="https://www.w3.org/2001/XMLSchema-instance" office:version="1.1">
  <office:automatic-styles>
    <style:style style:name="col1" style:family="table-column">
      <style:table-column-properties style:column-width="3"/>
    </style:style>
    <style:style style:name="col2" style:family="table-column">
      <style:table-column-properties style:column-width="5"/>
    </style:style>
    <style:style style:name="heading" style:family="table-cell">
      <style:text-properties fo:font-weight="bold" style:font-weight-asian="normal" fo:font-size="24"/>
      <style:table-cell-properties fo:wrap-option="no-wrap" style:vertical-align="top"/>
    </style:style>
    <style:style style:name="normal" style:family="table-cell">
      <style:text-properties fo:font-weight="normal" style:font-weight-asian="bold"/>
      <style:table-cell-properties fo:wrap-option="no-wrap" style:vertical-align="top"/>
    </style:style>
    <style:style style:name="bold" style:family="table-cell">
      <style:text-properties fo:font-weight="bold" style:font-weight-asian="bold"/>
      <style:table-cell-properties fo:wrap-option="no-wrap" style:vertical-align="top"/>
    </style:style>
  </office:automatic-styles>
  <office:body>
    <office:spreadsheet>
      <table:table table:name="243 Shortcuts for FL Studio (Windows)">
				                <table:table-column table:style-name="col1"/>
				                <table:table-column table:style-name="col2"/><table:table-row>
				             <table:table-cell table:style-name="heading" office:value-type="string">
				                    <text:p>243 Shortcuts for FL Studio (Windows) (Windows/ English)</text:p>
				             </table:table-cell>
				             <table:table-cell table:style-name="normal" office:value-type="string">
				                    <text:p/>
				             </table:table-cell>				              
		               </table:table-row>\n<table:table-row>
				              <table:table-cell table:style-name="normal" office:value-type="string">
				                     <text:p/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bold" office:value-type="string">
				                     <text:p>File Operations</text:p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normal" office:value-type="string">
				                     <text:p>[Ctrl]+[O]</text:p>
				              </table:table-cell>
				              <table:table-cell table:style-name="normal" office:value-type="string">
				                     <text:p>[O]pen file</text:p>
				              </table:table-cell>				              
		                </table:table-row>\n<table:table-row>
				              <table:table-cell table:style-name="normal" office:value-type="string">
				                     <text:p>[Ctrl]+[S]</text:p>
				              </table:table-cell>
				              <table:table-cell table:style-name="normal" office:value-type="string">
				                     <text:p>[S]ave file</text:p>
				              </table:table-cell>				              
		                </table:table-row>\n<table:table-row>
				              <table:table-cell table:style-name="normal" office:value-type="string">
				                     <text:p>[Ctrl]+[N]</text:p>
				              </table:table-cell>
				              <table:table-cell table:style-name="normal" office:value-type="string">
				                     <text:p>Save [n]ew version</text:p>
				              </table:table-cell>				              
		                </table:table-row>\n<table:table-row>
				              <table:table-cell table:style-name="normal" office:value-type="string">
				                     <text:p>[Ctrl]+[Shift]+[S]</text:p>
				              </table:table-cell>
				              <table:table-cell table:style-name="normal" office:value-type="string">
				                     <text:p>[S]ave as...</text:p>
				              </table:table-cell>				              
		                </table:table-row>\n<table:table-row>
				              <table:table-cell table:style-name="normal" office:value-type="string">
				                     <text:p>[Ctrl]+[R]</text:p>
				              </table:table-cell>
				              <table:table-cell table:style-name="normal" office:value-type="string">
				                     <text:p>Expo[r]t wave file</text:p>
				              </table:table-cell>				              
		                </table:table-row>\n<table:table-row>
				              <table:table-cell table:style-name="normal" office:value-type="string">
				                     <text:p>[Ctrl]+[Shift]+[R]</text:p>
				              </table:table-cell>
				              <table:table-cell table:style-name="normal" office:value-type="string">
				                     <text:p>Expo[r]t MP3 file</text:p>
				              </table:table-cell>				              
		                </table:table-row>\n<table:table-row>
				              <table:table-cell table:style-name="normal" office:value-type="string">
				                     <text:p>[Ctrl]+[Shift]+[M]</text:p>
				              </table:table-cell>
				              <table:table-cell table:style-name="normal" office:value-type="string">
				                     <text:p>Export [M]IDI file</text:p>
				              </table:table-cell>				              
		                </table:table-row>\n<table:table-row>
				              <table:table-cell table:style-name="normal" office:value-type="string">
				                     <text:p>[Alt]+[0]..[9]</text:p>
				              </table:table-cell>
				              <table:table-cell table:style-name="normal" office:value-type="string">
				                     <text:p>Open recent files 0..9</text:p>
				              </table:table-cell>				              
		                </table:table-row>\n<table:table-row>
				              <table:table-cell table:style-name="normal" office:value-type="string">
				                     <text:p>[Ctrl]+[F]</text:p>
				              </table:table-cell>
				              <table:table-cell table:style-name="normal" office:value-type="string">
				                     <text:p>Browser smart [f]ind...</text:p>
				              </table:table-cell>				              
		                </table:table-row>\n<table:table-row>
				              <table:table-cell table:style-name="normal" office:value-type="string">
				                     <text:p/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bold" office:value-type="string">
				                     <text:p>Pattern Selector</text:p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normal" office:value-type="string">
				                     <text:p>[NumPad][1]..[9]</text:p>
				              </table:table-cell>
				              <table:table-cell table:style-name="normal" office:value-type="string">
				                     <text:p>Select patterns 1..9</text:p>
				              </table:table-cell>				              
		                </table:table-row>\n<table:table-row>
				              <table:table-cell table:style-name="normal" office:value-type="string">
				                     <text:p>[NumPad][+]</text:p>
				              </table:table-cell>
				              <table:table-cell table:style-name="normal" office:value-type="string">
				                     <text:p>Next pattern</text:p>
				              </table:table-cell>				              
		                </table:table-row>\n<table:table-row>
				              <table:table-cell table:style-name="normal" office:value-type="string">
				                     <text:p>[NumPad][-]</text:p>
				              </table:table-cell>
				              <table:table-cell table:style-name="normal" office:value-type="string">
				                     <text:p>Previous pattern</text:p>
				              </table:table-cell>				              
		                </table:table-row>\n<table:table-row>
				              <table:table-cell table:style-name="normal" office:value-type="string">
				                     <text:p>[Arrow Right]</text:p>
				              </table:table-cell>
				              <table:table-cell table:style-name="normal" office:value-type="string">
				                     <text:p>Next pattern</text:p>
				              </table:table-cell>				              
		                </table:table-row>\n<table:table-row>
				              <table:table-cell table:style-name="normal" office:value-type="string">
				                     <text:p>[Arrow Left]</text:p>
				              </table:table-cell>
				              <table:table-cell table:style-name="normal" office:value-type="string">
				                     <text:p>Previous pattern</text:p>
				              </table:table-cell>				              
		                </table:table-row>\n<table:table-row>
				              <table:table-cell table:style-name="normal" office:value-type="string">
				                     <text:p>[F4]</text:p>
				              </table:table-cell>
				              <table:table-cell table:style-name="normal" office:value-type="string">
				                     <text:p>Next empty pattern</text:p>
				              </table:table-cell>				              
		                </table:table-row>\n<table:table-row>
				              <table:table-cell table:style-name="normal" office:value-type="string">
				                     <text:p/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bold" office:value-type="string">
				                     <text:p>Channel Window &amp; Step Sequencer</text:p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normal" office:value-type="string">
				                     <text:p>[0]..[9]</text:p>
				              </table:table-cell>
				              <table:table-cell table:style-name="normal" office:value-type="string">
				                     <text:p>Mute/Unmute first 10 channels</text:p>
				              </table:table-cell>				              
		                </table:table-row>\n<table:table-row>
				              <table:table-cell table:style-name="normal" office:value-type="string">
				                     <text:p>[Ctrl]+[0]..[9]</text:p>
				              </table:table-cell>
				              <table:table-cell table:style-name="normal" office:value-type="string">
				                     <text:p>Solo/Unsolo first 10 channels</text:p>
				              </table:table-cell>				              
		                </table:table-row>\n<table:table-row>
				              <table:table-cell table:style-name="normal" office:value-type="string">
				                     <text:p>[Arrow Up]</text:p>
				              </table:table-cell>
				              <table:table-cell table:style-name="normal" office:value-type="string">
				                     <text:p>Select previous channel</text:p>
				              </table:table-cell>				              
		                </table:table-row>\n<table:table-row>
				              <table:table-cell table:style-name="normal" office:value-type="string">
				                     <text:p>[Arrow Down]</text:p>
				              </table:table-cell>
				              <table:table-cell table:style-name="normal" office:value-type="string">
				                     <text:p>Next channel</text:p>
				              </table:table-cell>				              
		                </table:table-row>\n<table:table-row>
				              <table:table-cell table:style-name="normal" office:value-type="string">
				                     <text:p>[Alt]+[G]</text:p>
				              </table:table-cell>
				              <table:table-cell table:style-name="normal" office:value-type="string">
				                     <text:p>[G]roup selected channels</text:p>
				              </table:table-cell>				              
		                </table:table-row>\n<table:table-row>
				              <table:table-cell table:style-name="normal" office:value-type="string">
				                     <text:p>[Alt]+[Z]</text:p>
				              </table:table-cell>
				              <table:table-cell table:style-name="normal" office:value-type="string">
				                     <text:p>[Z]ip selected channels</text:p>
				              </table:table-cell>				              
		                </table:table-row>\n<table:table-row>
				              <table:table-cell table:style-name="normal" office:value-type="string">
				                     <text:p>[Alt]+[U]</text:p>
				              </table:table-cell>
				              <table:table-cell table:style-name="normal" office:value-type="string">
				                     <text:p>[U]nzip selected channels</text:p>
				              </table:table-cell>				              
		                </table:table-row>\n<table:table-row>
				              <table:table-cell table:style-name="normal" office:value-type="string">
				                     <text:p>[Shift]+[Arrow Up]</text:p>
				              </table:table-cell>
				              <table:table-cell table:style-name="normal" office:value-type="string">
				                     <text:p>Move selected channels up</text:p>
				              </table:table-cell>				              
		                </table:table-row>\n<table:table-row>
				              <table:table-cell table:style-name="normal" office:value-type="string">
				                     <text:p>[Shift]+[Arrow Down]</text:p>
				              </table:table-cell>
				              <table:table-cell table:style-name="normal" office:value-type="string">
				                     <text:p>Move selected channels down</text:p>
				              </table:table-cell>				              
		                </table:table-row>\n<table:table-row>
				              <table:table-cell table:style-name="normal" office:value-type="string">
				                     <text:p>[PgUp]</text:p>
				              </table:table-cell>
				              <table:table-cell table:style-name="normal" office:value-type="string">
				                     <text:p>Next channel group</text:p>
				              </table:table-cell>				              
		                </table:table-row>\n<table:table-row>
				              <table:table-cell table:style-name="normal" office:value-type="string">
				                     <text:p>[PgDn]</text:p>
				              </table:table-cell>
				              <table:table-cell table:style-name="normal" office:value-type="string">
				                     <text:p>Previous channel group</text:p>
				              </table:table-cell>				              
		                </table:table-row>\n<table:table-row>
				              <table:table-cell table:style-name="normal" office:value-type="string">
				                     <text:p>[Ctrl]+[C]</text:p>
				              </table:table-cell>
				              <table:table-cell table:style-name="normal" office:value-type="string">
				                     <text:p>[C]opy channel steps/score</text:p>
				              </table:table-cell>				              
		                </table:table-row>\n<table:table-row>
				              <table:table-cell table:style-name="normal" office:value-type="string">
				                     <text:p>[Ctrl]+[V]</text:p>
				              </table:table-cell>
				              <table:table-cell table:style-name="normal" office:value-type="string">
				                     <text:p>Paste channel steps/score</text:p>
				              </table:table-cell>				              
		                </table:table-row>\n<table:table-row>
				              <table:table-cell table:style-name="normal" office:value-type="string">
				                     <text:p>[Ctrl]+[X]</text:p>
				              </table:table-cell>
				              <table:table-cell table:style-name="normal" office:value-type="string">
				                     <text:p>Cut channel steps/score</text:p>
				              </table:table-cell>				              
		                </table:table-row>\n<table:table-row>
				              <table:table-cell table:style-name="normal" office:value-type="string">
				                     <text:p>[Alt]+[Delete]</text:p>
				              </table:table-cell>
				              <table:table-cell table:style-name="normal" office:value-type="string">
				                     <text:p>Delete selected channels</text:p>
				              </table:table-cell>				              
		                </table:table-row>\n<table:table-row>
				              <table:table-cell table:style-name="normal" office:value-type="string">
				                     <text:p>[Ctrl]+[Shift]+[C]</text:p>
				              </table:table-cell>
				              <table:table-cell table:style-name="normal" office:value-type="string">
				                     <text:p>[C]lone channels</text:p>
				              </table:table-cell>				              
		                </table:table-row>\n<table:table-row>
				              <table:table-cell table:style-name="normal" office:value-type="string">
				                     <text:p>[Shift]+[Arrow Left]</text:p>
				              </table:table-cell>
				              <table:table-cell table:style-name="normal" office:value-type="string">
				                     <text:p>Shift steps left</text:p>
				              </table:table-cell>				              
		                </table:table-row>\n<table:table-row>
				              <table:table-cell table:style-name="normal" office:value-type="string">
				                     <text:p>[Shift]+[Arrow Right]</text:p>
				              </table:table-cell>
				              <table:table-cell table:style-name="normal" office:value-type="string">
				                     <text:p>Shift steps right</text:p>
				              </table:table-cell>				              
		                </table:table-row>\n<table:table-row>
				              <table:table-cell table:style-name="normal" office:value-type="string">
				                     <text:p>[Alt]+[R]</text:p>
				              </table:table-cell>
				              <table:table-cell table:style-name="normal" office:value-type="string">
				                     <text:p>[R]andomize</text:p>
				              </table:table-cell>				              
		                </table:table-row>\n<table:table-row>
				              <table:table-cell table:style-name="normal" office:value-type="string">
				                     <text:p>[Alt]+[P]</text:p>
				              </table:table-cell>
				              <table:table-cell table:style-name="normal" office:value-type="string">
				                     <text:p>Send to [P]iano Roll</text:p>
				              </table:table-cell>				              
		                </table:table-row>\n<table:table-row>
				              <table:table-cell table:style-name="normal" office:value-type="string">
				                     <text:p>[K]</text:p>
				              </table:table-cell>
				              <table:table-cell table:style-name="normal" office:value-type="string">
				                     <text:p>Show [K]eyboard Editor</text:p>
				              </table:table-cell>				              
		                </table:table-row>\n<table:table-row>
				              <table:table-cell table:style-name="normal" office:value-type="string">
				                     <text:p>[G]</text:p>
				              </table:table-cell>
				              <table:table-cell table:style-name="normal" office:value-type="string">
				                     <text:p>Show [G]raph Editor</text:p>
				              </table:table-cell>				              
		                </table:table-row>\n<table:table-row>
				              <table:table-cell table:style-name="normal" office:value-type="string">
				                     <text:p>[Ctrl]+[Alt]+[R]</text:p>
				              </table:table-cell>
				              <table:table-cell table:style-name="normal" office:value-type="string">
				                     <text:p>Channels - [R]estretch all</text:p>
				              </table:table-cell>				              
		                </table:table-row>\n<table:table-row>
				              <table:table-cell table:style-name="normal" office:value-type="string">
				                     <text:p/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bold" office:value-type="string">
				                     <text:p>Record / Playback / Transport</text:p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normal" office:value-type="string">
				                     <text:p>[Backspace]</text:p>
				              </table:table-cell>
				              <table:table-cell table:style-name="normal" office:value-type="string">
				                     <text:p>Toggle line/none snap</text:p>
				              </table:table-cell>				              
		                </table:table-row>\n<table:table-row>
				              <table:table-cell table:style-name="normal" office:value-type="string">
				                     <text:p>[Space]</text:p>
				              </table:table-cell>
				              <table:table-cell table:style-name="normal" office:value-type="string">
				                     <text:p>Start/Stop playback</text:p>
				              </table:table-cell>				              
		                </table:table-row>\n<table:table-row>
				              <table:table-cell table:style-name="normal" office:value-type="string">
				                     <text:p>[Ctrl]+[Space]</text:p>
				              </table:table-cell>
				              <table:table-cell table:style-name="normal" office:value-type="string">
				                     <text:p>Start/Pause playback</text:p>
				              </table:table-cell>				              
		                </table:table-row>\n<table:table-row>
				              <table:table-cell table:style-name="normal" office:value-type="string">
				                     <text:p>[L]</text:p>
				              </table:table-cell>
				              <table:table-cell table:style-name="normal" office:value-type="string">
				                     <text:p>Switch Pattern/Song mode</text:p>
				              </table:table-cell>				              
		                </table:table-row>\n<table:table-row>
				              <table:table-cell table:style-name="normal" office:value-type="string">
				                     <text:p>[R]</text:p>
				              </table:table-cell>
				              <table:table-cell table:style-name="normal" office:value-type="string">
				                     <text:p>Switch on/off [r]ecording (this also works during playback)</text:p>
				              </table:table-cell>				              
		                </table:table-row>\n<table:table-row>
				              <table:table-cell table:style-name="normal" office:value-type="string">
				                     <text:p>[NumPad][0] (zero)</text:p>
				              </table:table-cell>
				              <table:table-cell table:style-name="normal" office:value-type="string">
				                     <text:p>Fast forward</text:p>
				              </table:table-cell>				              
		                </table:table-row>\n<table:table-row>
				              <table:table-cell table:style-name="normal" office:value-type="string">
				                     <text:p>[NumPad][/]</text:p>
				              </table:table-cell>
				              <table:table-cell table:style-name="normal" office:value-type="string">
				                     <text:p>Previous bar (Song mode)</text:p>
				              </table:table-cell>				              
		                </table:table-row>\n<table:table-row>
				              <table:table-cell table:style-name="normal" office:value-type="string">
				                     <text:p>[Ctrl]+[NumPad][/]</text:p>
				              </table:table-cell>
				              <table:table-cell table:style-name="normal" office:value-type="string">
				                     <text:p>Jump 4 bars back (Song mode)</text:p>
				              </table:table-cell>				              
		                </table:table-row>\n<table:table-row>
				              <table:table-cell table:style-name="normal" office:value-type="string">
				                     <text:p>[NumPad][*]</text:p>
				              </table:table-cell>
				              <table:table-cell table:style-name="normal" office:value-type="string">
				                     <text:p>Next bar (Song mode)</text:p>
				              </table:table-cell>				              
		                </table:table-row>\n<table:table-row>
				              <table:table-cell table:style-name="normal" office:value-type="string">
				                     <text:p>[Ctrl]+[NumPad][*]</text:p>
				              </table:table-cell>
				              <table:table-cell table:style-name="normal" office:value-type="string">
				                     <text:p>Jump 4 bars forward (Song mode)</text:p>
				              </table:table-cell>				              
		                </table:table-row>\n<table:table-row>
				              <table:table-cell table:style-name="normal" office:value-type="string">
				                     <text:p>[Ctrl]+[E]</text:p>
				              </table:table-cell>
				              <table:table-cell table:style-name="normal" office:value-type="string">
				                     <text:p>Toggle Step [E]dit mode</text:p>
				              </table:table-cell>				              
		                </table:table-row>\n<table:table-row>
				              <table:table-cell table:style-name="normal" office:value-type="string">
				                     <text:p>[Ctrl]+[H]</text:p>
				              </table:table-cell>
				              <table:table-cell table:style-name="normal" office:value-type="string">
				                     <text:p>Stop sound (panic)</text:p>
				              </table:table-cell>				              
		                </table:table-row>\n<table:table-row>
				              <table:table-cell table:style-name="normal" office:value-type="string">
				                     <text:p>[Ctrl]+[T]</text:p>
				              </table:table-cell>
				              <table:table-cell table:style-name="normal" office:value-type="string">
				                     <text:p>Toggle [t]yping keypad to piano keypad</text:p>
				              </table:table-cell>				              
		                </table:table-row>\n<table:table-row>
				              <table:table-cell table:style-name="normal" office:value-type="string">
				                     <text:p>[Ctrl]+[B]</text:p>
				              </table:table-cell>
				              <table:table-cell table:style-name="normal" office:value-type="string">
				                     <text:p>Toggle [b]lend notes</text:p>
				              </table:table-cell>				              
		                </table:table-row>\n<table:table-row>
				              <table:table-cell table:style-name="normal" office:value-type="string">
				                     <text:p>[Ctrl]+[M]</text:p>
				              </table:table-cell>
				              <table:table-cell table:style-name="normal" office:value-type="string">
				                     <text:p>Toggle [m]etronome</text:p>
				              </table:table-cell>				              
		                </table:table-row>\n<table:table-row>
				              <table:table-cell table:style-name="normal" office:value-type="string">
				                     <text:p>[Ctrl]+[P]</text:p>
				              </table:table-cell>
				              <table:table-cell table:style-name="normal" office:value-type="string">
				                     <text:p>Toggle recording metronome [p]recount</text:p>
				              </table:table-cell>				              
		                </table:table-row>\n<table:table-row>
				              <table:table-cell table:style-name="normal" office:value-type="string">
				                     <text:p>[Ctrl]+[I]</text:p>
				              </table:table-cell>
				              <table:table-cell table:style-name="normal" office:value-type="string">
				                     <text:p>Toggle wait for [i]nput to start recording</text:p>
				              </table:table-cell>				              
		                </table:table-row>\n<table:table-row>
				              <table:table-cell table:style-name="normal" office:value-type="string">
				                     <text:p/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bold" office:value-type="string">
				                     <text:p>Window Navigation</text:p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normal" office:value-type="string">
				                     <text:p>[Tab]</text:p>
				              </table:table-cell>
				              <table:table-cell table:style-name="normal" office:value-type="string">
				                     <text:p>Cycle nested windows</text:p>
				              </table:table-cell>				              
		                </table:table-row>\n<table:table-row>
				              <table:table-cell table:style-name="normal" office:value-type="string">
				                     <text:p>[Ctrl]+[F8]</text:p>
				              </table:table-cell>
				              <table:table-cell table:style-name="normal" office:value-type="string">
				                     <text:p>Open Plugin Picker</text:p>
				              </table:table-cell>				              
		                </table:table-row>\n<table:table-row>
				              <table:table-cell table:style-name="normal" office:value-type="string">
				                     <text:p>[Ctrl]+[Alt]+[F8]</text:p>
				              </table:table-cell>
				              <table:table-cell table:style-name="normal" office:value-type="string">
				                     <text:p>Open Project Picker</text:p>
				              </table:table-cell>				              
		                </table:table-row>\n<table:table-row>
				              <table:table-cell table:style-name="normal" office:value-type="string">
				                     <text:p>[Shift]+[F8]</text:p>
				              </table:table-cell>
				              <table:table-cell table:style-name="normal" office:value-type="string">
				                     <text:p>Plugin database</text:p>
				              </table:table-cell>				              
		                </table:table-row>\n<table:table-row>
				              <table:table-cell table:style-name="normal" office:value-type="string">
				                     <text:p>[Enter]</text:p>
				              </table:table-cell>
				              <table:table-cell table:style-name="normal" office:value-type="string">
				                     <text:p>Toggle max/min Playlist</text:p>
				              </table:table-cell>				              
		                </table:table-row>\n<table:table-row>
				              <table:table-cell table:style-name="normal" office:value-type="string">
				                     <text:p>[Esc]</text:p>
				              </table:table-cell>
				              <table:table-cell table:style-name="normal" office:value-type="string">
				                     <text:p>Closes a window</text:p>
				              </table:table-cell>				              
		                </table:table-row>\n<table:table-row>
				              <table:table-cell table:style-name="normal" office:value-type="string">
				                     <text:p>[F1]</text:p>
				              </table:table-cell>
				              <table:table-cell table:style-name="normal" office:value-type="string">
				                     <text:p>Help</text:p>
				              </table:table-cell>				              
		                </table:table-row>\n<table:table-row>
				              <table:table-cell table:style-name="normal" office:value-type="string">
				                     <text:p>[F5]</text:p>
				              </table:table-cell>
				              <table:table-cell table:style-name="normal" office:value-type="string">
				                     <text:p>Toggle Playlist</text:p>
				              </table:table-cell>				              
		                </table:table-row>\n<table:table-row>
				              <table:table-cell table:style-name="normal" office:value-type="string">
				                     <text:p>[F6]</text:p>
				              </table:table-cell>
				              <table:table-cell table:style-name="normal" office:value-type="string">
				                     <text:p>Toggle Step Sequencer</text:p>
				              </table:table-cell>				              
		                </table:table-row>\n<table:table-row>
				              <table:table-cell table:style-name="normal" office:value-type="string">
				                     <text:p>[F7]</text:p>
				              </table:table-cell>
				              <table:table-cell table:style-name="normal" office:value-type="string">
				                     <text:p>Toggle Piano Roll</text:p>
				              </table:table-cell>				              
		                </table:table-row>\n<table:table-row>
				              <table:table-cell table:style-name="normal" office:value-type="string">
				                     <text:p>[F8]</text:p>
				              </table:table-cell>
				              <table:table-cell table:style-name="normal" office:value-type="string">
				                     <text:p>Show/hide Sample Browser</text:p>
				              </table:table-cell>				              
		                </table:table-row>\n<table:table-row>
				              <table:table-cell table:style-name="normal" office:value-type="string">
				                     <text:p>[F9]</text:p>
				              </table:table-cell>
				              <table:table-cell table:style-name="normal" office:value-type="string">
				                     <text:p>Show/hide Mixer</text:p>
				              </table:table-cell>				              
		                </table:table-row>\n<table:table-row>
				              <table:table-cell table:style-name="normal" office:value-type="string">
				                     <text:p>[F10]</text:p>
				              </table:table-cell>
				              <table:table-cell table:style-name="normal" office:value-type="string">
				                     <text:p>Show/hide MIDI settings</text:p>
				              </table:table-cell>				              
		                </table:table-row>\n<table:table-row>
				              <table:table-cell table:style-name="normal" office:value-type="string">
				                     <text:p>[F11]</text:p>
				              </table:table-cell>
				              <table:table-cell table:style-name="normal" office:value-type="string">
				                     <text:p>Show/hide song info window</text:p>
				              </table:table-cell>				              
		                </table:table-row>\n<table:table-row>
				              <table:table-cell table:style-name="normal" office:value-type="string">
				                     <text:p>[F12]</text:p>
				              </table:table-cell>
				              <table:table-cell table:style-name="normal" office:value-type="string">
				                     <text:p>Close all windows</text:p>
				              </table:table-cell>				              
		                </table:table-row>\n<table:table-row>
				              <table:table-cell table:style-name="normal" office:value-type="string">
				                     <text:p>[Ctrl]+[F12]</text:p>
				              </table:table-cell>
				              <table:table-cell table:style-name="normal" office:value-type="string">
				                     <text:p>Close all unfocused windows</text:p>
				              </table:table-cell>				              
		                </table:table-row>\n<table:table-row>
				              <table:table-cell table:style-name="normal" office:value-type="string">
				                     <text:p>[Shift]+[F12]</text:p>
				              </table:table-cell>
				              <table:table-cell table:style-name="normal" office:value-type="string">
				                     <text:p>Align all channel editors (since program version 11.5.8)</text:p>
				              </table:table-cell>				              
		                </table:table-row>\n<table:table-row>
				              <table:table-cell table:style-name="normal" office:value-type="string">
				                     <text:p>[Ctrl]+[Shift]+[H]</text:p>
				              </table:table-cell>
				              <table:table-cell table:style-name="normal" office:value-type="string">
				                     <text:p>Arrange windows - Realign</text:p>
				              </table:table-cell>				              
		                </table:table-row>\n<table:table-row>
				              <table:table-cell table:style-name="normal" office:value-type="string">
				                     <text:p/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bold" office:value-type="string">
				                     <text:p>Mixer</text:p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normal" office:value-type="string">
				                     <text:p>[Alt]+[Arrow Left]/[Arrow Right]</text:p>
				              </table:table-cell>
				              <table:table-cell table:style-name="normal" office:value-type="string">
				                     <text:p>Move selected mixer track left/right</text:p>
				              </table:table-cell>				              
		                </table:table-row>\n<table:table-row>
				              <table:table-cell table:style-name="normal" office:value-type="string">
				                     <text:p>[Alt]+[L]</text:p>
				              </table:table-cell>
				              <table:table-cell table:style-name="normal" office:value-type="string">
				                     <text:p>Select the channels [l]inked to the selected mixer track</text:p>
				              </table:table-cell>				              
		                </table:table-row>\n<table:table-row>
				              <table:table-cell table:style-name="normal" office:value-type="string">
				                     <text:p>[Ctrl]+[L]</text:p>
				              </table:table-cell>
				              <table:table-cell table:style-name="normal" office:value-type="string">
				                     <text:p>[L]ink selected channels to selected mixer track</text:p>
				              </table:table-cell>				              
		                </table:table-row>\n<table:table-row>
				              <table:table-cell table:style-name="normal" office:value-type="string">
				                     <text:p>[Ctrl]+[Shift]+[L]</text:p>
				              </table:table-cell>
				              <table:table-cell table:style-name="normal" office:value-type="string">
				                     <text:p>[L]ink selected channels starting from selected mixer track</text:p>
				              </table:table-cell>				              
		                </table:table-row>\n<table:table-row>
				              <table:table-cell table:style-name="normal" office:value-type="string">
				                     <text:p>[F2]</text:p>
				              </table:table-cell>
				              <table:table-cell table:style-name="normal" office:value-type="string">
				                     <text:p>Rename selected mixer track</text:p>
				              </table:table-cell>				              
		                </table:table-row>\n<table:table-row>
				              <table:table-cell table:style-name="normal" office:value-type="string">
				                     <text:p>[S]</text:p>
				              </table:table-cell>
				              <table:table-cell table:style-name="normal" office:value-type="string">
				                     <text:p>[S]olo current track</text:p>
				              </table:table-cell>				              
		                </table:table-row>\n<table:table-row>
				              <table:table-cell table:style-name="normal" office:value-type="string">
				                     <text:p>[Alt]+[S]</text:p>
				              </table:table-cell>
				              <table:table-cell table:style-name="normal" office:value-type="string">
				                     <text:p>Alt [s]olo - activate current track and all tracks routed to/from it</text:p>
				              </table:table-cell>				              
		                </table:table-row>\n<table:table-row>
				              <table:table-cell table:style-name="normal" office:value-type="string">
				                     <text:p>[Alt]+[R]</text:p>
				              </table:table-cell>
				              <table:table-cell table:style-name="normal" office:value-type="string">
				                     <text:p>[R]ender armed tracks to .wav</text:p>
				              </table:table-cell>				              
		                </table:table-row>\n<table:table-row>
				              <table:table-cell table:style-name="normal" office:value-type="string">
				                     <text:p/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bold" office:value-type="string">
				                     <text:p>Playlist Action</text:p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normal" office:value-type="string">
				                     <text:p>[B]</text:p>
				              </table:table-cell>
				              <table:table-cell table:style-name="normal" office:value-type="string">
				                     <text:p>Paint tool</text:p>
				              </table:table-cell>				              
		                </table:table-row>\n<table:table-row>
				              <table:table-cell table:style-name="normal" office:value-type="string">
				                     <text:p>[C]</text:p>
				              </table:table-cell>
				              <table:table-cell table:style-name="normal" office:value-type="string">
				                     <text:p>Sli[c]e tool</text:p>
				              </table:table-cell>				              
		                </table:table-row>\n<table:table-row>
				              <table:table-cell table:style-name="normal" office:value-type="string">
				                     <text:p>[D]</text:p>
				              </table:table-cell>
				              <table:table-cell table:style-name="normal" office:value-type="string">
				                     <text:p>[D]elete tool</text:p>
				              </table:table-cell>				              
		                </table:table-row>\n<table:table-row>
				              <table:table-cell table:style-name="normal" office:value-type="string">
				                     <text:p>[E]</text:p>
				              </table:table-cell>
				              <table:table-cell table:style-name="normal" office:value-type="string">
				                     <text:p>S[e]lect tool</text:p>
				              </table:table-cell>				              
		                </table:table-row>\n<table:table-row>
				              <table:table-cell table:style-name="normal" office:value-type="string">
				                     <text:p>[P]</text:p>
				              </table:table-cell>
				              <table:table-cell table:style-name="normal" office:value-type="string">
				                     <text:p>[P]encil tool</text:p>
				              </table:table-cell>				              
		                </table:table-row>\n<table:table-row>
				              <table:table-cell table:style-name="normal" office:value-type="string">
				                     <text:p>[S]</text:p>
				              </table:table-cell>
				              <table:table-cell table:style-name="normal" office:value-type="string">
				                     <text:p>[S]lip edit tool</text:p>
				              </table:table-cell>				              
		                </table:table-row>\n<table:table-row>
				              <table:table-cell table:style-name="normal" office:value-type="string">
				                     <text:p>[T]</text:p>
				              </table:table-cell>
				              <table:table-cell table:style-name="normal" office:value-type="string">
				                     <text:p>Mu[t]e tool</text:p>
				              </table:table-cell>				              
		                </table:table-row>\n<table:table-row>
				              <table:table-cell table:style-name="normal" office:value-type="string">
				                     <text:p>[Y]</text:p>
				              </table:table-cell>
				              <table:table-cell table:style-name="normal" office:value-type="string">
				                     <text:p>Pla[y]back tool</text:p>
				              </table:table-cell>				              
		                </table:table-row>\n<table:table-row>
				              <table:table-cell table:style-name="normal" office:value-type="string">
				                     <text:p>[Z]</text:p>
				              </table:table-cell>
				              <table:table-cell table:style-name="normal" office:value-type="string">
				                     <text:p>[Z]oom tool</text:p>
				              </table:table-cell>				              
		                </table:table-row>\n<table:table-row>
				              <table:table-cell table:style-name="normal" office:value-type="string">
				                     <text:p>[Alt]</text:p>
				              </table:table-cell>
				              <table:table-cell table:style-name="normal" office:value-type="string">
				                     <text:p>Bypass snap (very useful when combined with other modifiers)</text:p>
				              </table:table-cell>				              
		                </table:table-row>\n<table:table-row>
				              <table:table-cell table:style-name="normal" office:value-type="string">
				                     <text:p>[Alt]+[G]</text:p>
				              </table:table-cell>
				              <table:table-cell table:style-name="normal" office:value-type="string">
				                     <text:p>Un[g]roup selection</text:p>
				              </table:table-cell>				              
		                </table:table-row>\n<table:table-row>
				              <table:table-cell table:style-name="normal" office:value-type="string">
				                     <text:p>[Alt]+[P]</text:p>
				              </table:table-cell>
				              <table:table-cell table:style-name="normal" office:value-type="string">
				                     <text:p>Open the [P]iano Roll or channel depending on what's selected in the Playlist</text:p>
				              </table:table-cell>				              
		                </table:table-row>\n<table:table-row>
				              <table:table-cell table:style-name="normal" office:value-type="string">
				                     <text:p>[Alt]+[T]</text:p>
				              </table:table-cell>
				              <table:table-cell table:style-name="normal" office:value-type="string">
				                     <text:p>Add [t]ime marker</text:p>
				              </table:table-cell>				              
		                </table:table-row>\n<table:table-row>
				              <table:table-cell table:style-name="normal" office:value-type="string">
				                     <text:p>[Alt]+[NumPad][*]/[/]</text:p>
				              </table:table-cell>
				              <table:table-cell table:style-name="normal" office:value-type="string">
				                     <text:p>Jump to next/previous song marker (if present)</text:p>
				              </table:table-cell>				              
		                </table:table-row>\n<table:table-row>
				              <table:table-cell table:style-name="normal" office:value-type="string">
				                     <text:p>[Ctrl]+[Alt]+[NumPad][*]/[/]</text:p>
				              </table:table-cell>
				              <table:table-cell table:style-name="normal" office:value-type="string">
				                     <text:p>Jump to next/previous song marker (if present) and select until next song marker (if present) or until song end</text:p>
				              </table:table-cell>				              
		                </table:table-row>\n<table:table-row>
				              <table:table-cell table:style-name="normal" office:value-type="string">
				                     <text:p>[Alt]+Right Click</text:p>
				              </table:table-cell>
				              <table:table-cell table:style-name="normal" office:value-type="string">
				                     <text:p>Audition the clip selected</text:p>
				              </table:table-cell>				              
		                </table:table-row>\n<table:table-row>
				              <table:table-cell table:style-name="normal" office:value-type="string">
				                     <text:p>[Alt]+[Right Shift]</text:p>
				              </table:table-cell>
				              <table:table-cell table:style-name="normal" office:value-type="string">
				                     <text:p>Engage snap free 'Slice Mode', release [Alt] after clicking on the clip to use snapping</text:p>
				              </table:table-cell>				              
		                </table:table-row>\n<table:table-row>
				              <table:table-cell table:style-name="normal" office:value-type="string">
				                     <text:p>[Ctrl]+[A]</text:p>
				              </table:table-cell>
				              <table:table-cell table:style-name="normal" office:value-type="string">
				                     <text:p>Select [a]ll</text:p>
				              </table:table-cell>				              
		                </table:table-row>\n<table:table-row>
				              <table:table-cell table:style-name="normal" office:value-type="string">
				                     <text:p>[Ctrl]+[B]</text:p>
				              </table:table-cell>
				              <table:table-cell table:style-name="normal" office:value-type="string">
				                     <text:p>Duplicate selection (or all clips in zoom range if nothing is selected) to the right</text:p>
				              </table:table-cell>				              
		                </table:table-row>\n<table:table-row>
				              <table:table-cell table:style-name="normal" office:value-type="string">
				                     <text:p>[Ctrl]+[C]</text:p>
				              </table:table-cell>
				              <table:table-cell table:style-name="normal" office:value-type="string">
				                     <text:p>[C]opy selection</text:p>
				              </table:table-cell>				              
		                </table:table-row>\n<table:table-row>
				              <table:table-cell table:style-name="normal" office:value-type="string">
				                     <text:p>[Ctrl]+[D]</text:p>
				              </table:table-cell>
				              <table:table-cell table:style-name="normal" office:value-type="string">
				                     <text:p>[D]eselect selection</text:p>
				              </table:table-cell>				              
		                </table:table-row>\n<table:table-row>
				              <table:table-cell table:style-name="normal" office:value-type="string">
				                     <text:p>[Ctrl]+[P]</text:p>
				              </table:table-cell>
				              <table:table-cell table:style-name="normal" office:value-type="string">
				                     <text:p>Toggle [P]erformance mode</text:p>
				              </table:table-cell>				              
		                </table:table-row>\n<table:table-row>
				              <table:table-cell table:style-name="normal" office:value-type="string">
				                     <text:p>[Ctrl]+[T]</text:p>
				              </table:table-cell>
				              <table:table-cell table:style-name="normal" office:value-type="string">
				                     <text:p>Add [t]ime marker</text:p>
				              </table:table-cell>				              
		                </table:table-row>\n<table:table-row>
				              <table:table-cell table:style-name="normal" office:value-type="string">
				                     <text:p>[Ctrl]+[V]</text:p>
				              </table:table-cell>
				              <table:table-cell table:style-name="normal" office:value-type="string">
				                     <text:p>Paste selection</text:p>
				              </table:table-cell>				              
		                </table:table-row>\n<table:table-row>
				              <table:table-cell table:style-name="normal" office:value-type="string">
				                     <text:p>[Ctrl]+[X]</text:p>
				              </table:table-cell>
				              <table:table-cell table:style-name="normal" office:value-type="string">
				                     <text:p>Cut selection</text:p>
				              </table:table-cell>				              
		                </table:table-row>\n<table:table-row>
				              <table:table-cell table:style-name="normal" office:value-type="string">
				                     <text:p>[Ctrl]+[Alt]+[G]</text:p>
				              </table:table-cell>
				              <table:table-cell table:style-name="normal" office:value-type="string">
				                     <text:p>[G]rid color</text:p>
				              </table:table-cell>				              
		                </table:table-row>\n<table:table-row>
				              <table:table-cell table:style-name="normal" office:value-type="string">
				                     <text:p>[Ctrl]+[Alt]+[Home]</text:p>
				              </table:table-cell>
				              <table:table-cell table:style-name="normal" office:value-type="string">
				                     <text:p>Toggle resizing from left</text:p>
				              </table:table-cell>				              
		                </table:table-row>\n<table:table-row>
				              <table:table-cell table:style-name="normal" office:value-type="string">
				                     <text:p>[Ctrl]+[Insert]</text:p>
				              </table:table-cell>
				              <table:table-cell table:style-name="normal" office:value-type="string">
				                     <text:p>Add space at the start of the timeline selection of equal length to the selection</text:p>
				              </table:table-cell>				              
		                </table:table-row>\n<table:table-row>
				              <table:table-cell table:style-name="normal" office:value-type="string">
				                     <text:p>[Ctrl]+[Delete]</text:p>
				              </table:table-cell>
				              <table:table-cell table:style-name="normal" office:value-type="string">
				                     <text:p>Delete space according to the timeline selection</text:p>
				              </table:table-cell>				              
		                </table:table-row>\n<table:table-row>
				              <table:table-cell table:style-name="normal" office:value-type="string">
				                     <text:p>[Ctrl]+[Enter]</text:p>
				              </table:table-cell>
				              <table:table-cell table:style-name="normal" office:value-type="string">
				                     <text:p>Select time around selection</text:p>
				              </table:table-cell>				              
		                </table:table-row>\n<table:table-row>
				              <table:table-cell table:style-name="normal" office:value-type="string">
				                     <text:p>[Ctrl]+[Arrow Left]/[Arrow Right]</text:p>
				              </table:table-cell>
				              <table:table-cell table:style-name="normal" office:value-type="string">
				                     <text:p>Select time before/after selection equal to the selection length</text:p>
				              </table:table-cell>				              
		                </table:table-row>\n<table:table-row>
				              <table:table-cell table:style-name="normal" office:value-type="string">
				                     <text:p>[Ctrl]+Left Click</text:p>
				              </table:table-cell>
				              <table:table-cell table:style-name="normal" office:value-type="string">
				                     <text:p>Select</text:p>
				              </table:table-cell>				              
		                </table:table-row>\n<table:table-row>
				              <table:table-cell table:style-name="normal" office:value-type="string">
				                     <text:p>[Ctrl]+[Shift]+Left Click</text:p>
				              </table:table-cell>
				              <table:table-cell table:style-name="normal" office:value-type="string">
				                     <text:p>Add to selection</text:p>
				              </table:table-cell>				              
		                </table:table-row>\n<table:table-row>
				              <table:table-cell table:style-name="normal" office:value-type="string">
				                     <text:p>[Ctrl]+[Shift]+Right Click</text:p>
				              </table:table-cell>
				              <table:table-cell table:style-name="normal" office:value-type="string">
				                     <text:p>Zoom to selected clip</text:p>
				              </table:table-cell>				              
		                </table:table-row>\n<table:table-row>
				              <table:table-cell table:style-name="normal" office:value-type="string">
				                     <text:p>[Ctrl]+Right Click</text:p>
				              </table:table-cell>
				              <table:table-cell table:style-name="normal" office:value-type="string">
				                     <text:p>Zoom on selection / Drag to make zoom selection (zoom on release)</text:p>
				              </table:table-cell>				              
		                </table:table-row>\n<table:table-row>
				              <table:table-cell table:style-name="normal" office:value-type="string">
				                     <text:p>[Delete]</text:p>
				              </table:table-cell>
				              <table:table-cell table:style-name="normal" office:value-type="string">
				                     <text:p>Delete selected clip/pattern source data</text:p>
				              </table:table-cell>				              
		                </table:table-row>\n<table:table-row>
				              <table:table-cell table:style-name="normal" office:value-type="string">
				                     <text:p>Double Left Click (on clip/pattern)</text:p>
				              </table:table-cell>
				              <table:table-cell table:style-name="normal" office:value-type="string">
				                     <text:p>Open clip/pattern properties (e.g. Channel Settings, Piano Roll)</text:p>
				              </table:table-cell>				              
		                </table:table-row>\n<table:table-row>
				              <table:table-cell table:style-name="normal" office:value-type="string">
				                     <text:p>[Home]</text:p>
				              </table:table-cell>
				              <table:table-cell table:style-name="normal" office:value-type="string">
				                     <text:p>Move the playback marker to the start of the Playlist</text:p>
				              </table:table-cell>				              
		                </table:table-row>\n<table:table-row>
				              <table:table-cell table:style-name="normal" office:value-type="string">
				                     <text:p>[Insert]</text:p>
				              </table:table-cell>
				              <table:table-cell table:style-name="normal" office:value-type="string">
				                     <text:p>Slice clip at mouse cursor position</text:p>
				              </table:table-cell>				              
		                </table:table-row>\n<table:table-row>
				              <table:table-cell table:style-name="normal" office:value-type="string">
				                     <text:p>[Left Shift]+Left Click (on Playlist)</text:p>
				              </table:table-cell>
				              <table:table-cell table:style-name="normal" office:value-type="string">
				                     <text:p>Add and resize clip/pattern (move mouse L/R after click and hold to resize) (must be in pencil mode)</text:p>
				              </table:table-cell>				              
		                </table:table-row>\n<table:table-row>
				              <table:table-cell table:style-name="normal" office:value-type="string">
				                     <text:p>[Left Shift]+Right Click</text:p>
				              </table:table-cell>
				              <table:table-cell table:style-name="normal" office:value-type="string">
				                     <text:p>Pan view</text:p>
				              </table:table-cell>				              
		                </table:table-row>\n<table:table-row>
				              <table:table-cell table:style-name="normal" office:value-type="string">
				                     <text:p>Middle Mouse Button</text:p>
				              </table:table-cell>
				              <table:table-cell table:style-name="normal" office:value-type="string">
				                     <text:p>Pan view (hold &amp; drag left/right)</text:p>
				              </table:table-cell>				              
		                </table:table-row>\n<table:table-row>
				              <table:table-cell table:style-name="normal" office:value-type="string">
				                     <text:p>[PgUp]/[PgDn]</text:p>
				              </table:table-cell>
				              <table:table-cell table:style-name="normal" office:value-type="string">
				                     <text:p>Zoom in / Zoom out</text:p>
				              </table:table-cell>				              
		                </table:table-row>\n<table:table-row>
				              <table:table-cell table:style-name="normal" office:value-type="string">
				                     <text:p>Pencil tool + [Shift]</text:p>
				              </table:table-cell>
				              <table:table-cell table:style-name="normal" office:value-type="string">
				                     <text:p>Swap to Brush</text:p>
				              </table:table-cell>				              
		                </table:table-row>\n<table:table-row>
				              <table:table-cell table:style-name="normal" office:value-type="string">
				                     <text:p>Right Click</text:p>
				              </table:table-cell>
				              <table:table-cell table:style-name="normal" office:value-type="string">
				                     <text:p>Delete selected clip/pattern</text:p>
				              </table:table-cell>				              
		                </table:table-row>\n<table:table-row>
				              <table:table-cell table:style-name="normal" office:value-type="string">
				                     <text:p>[Right Shift]+Left Click</text:p>
				              </table:table-cell>
				              <table:table-cell table:style-name="normal" office:value-type="string">
				                     <text:p>Slice clip/pattern (click above/below clip/pattern &amp; drag vertical)</text:p>
				              </table:table-cell>				              
		                </table:table-row>\n<table:table-row>
				              <table:table-cell table:style-name="normal" office:value-type="string">
				                     <text:p>[Right Alt]+[Right Shift]+Left Click</text:p>
				              </table:table-cell>
				              <table:table-cell table:style-name="normal" office:value-type="string">
				                     <text:p>Vertical slice clip (release [Alt] to engage snap)</text:p>
				              </table:table-cell>				              
		                </table:table-row>\n<table:table-row>
				              <table:table-cell table:style-name="normal" office:value-type="string">
				                     <text:p>[Right Shift]+Right Click</text:p>
				              </table:table-cell>
				              <table:table-cell table:style-name="normal" office:value-type="string">
				                     <text:p>Slice clip/pattern &amp; delete smallest part (click above/below clip/pattern &amp; drag vertical)</text:p>
				              </table:table-cell>				              
		                </table:table-row>\n<table:table-row>
				              <table:table-cell table:style-name="normal" office:value-type="string">
				                     <text:p>[Right Alt]+Right Click</text:p>
				              </table:table-cell>
				              <table:table-cell table:style-name="normal" office:value-type="string">
				                     <text:p>Quantize selected</text:p>
				              </table:table-cell>				              
		                </table:table-row>\n<table:table-row>
				              <table:table-cell table:style-name="normal" office:value-type="string">
				                     <text:p>[Right Alt]+Left Click</text:p>
				              </table:table-cell>
				              <table:table-cell table:style-name="normal" office:value-type="string">
				                     <text:p>Mute selected</text:p>
				              </table:table-cell>				              
		                </table:table-row>\n<table:table-row>
				              <table:table-cell table:style-name="normal" office:value-type="string">
				                     <text:p>[Shift]</text:p>
				              </table:table-cell>
				              <table:table-cell table:style-name="normal" office:value-type="string">
				                     <text:p>Temporarily swaps between Paint &amp; Draw modes</text:p>
				              </table:table-cell>				              
		                </table:table-row>\n<table:table-row>
				              <table:table-cell table:style-name="normal" office:value-type="string">
				                     <text:p>[Shift]+[C]</text:p>
				              </table:table-cell>
				              <table:table-cell table:style-name="normal" office:value-type="string">
				                     <text:p>Select all [c]lips according to the currently selected clip source</text:p>
				              </table:table-cell>				              
		                </table:table-row>\n<table:table-row>
				              <table:table-cell table:style-name="normal" office:value-type="string">
				                     <text:p>[Shift]+[G]</text:p>
				              </table:table-cell>
				              <table:table-cell table:style-name="normal" office:value-type="string">
				                     <text:p>[G]roup selected clips</text:p>
				              </table:table-cell>				              
		                </table:table-row>\n<table:table-row>
				              <table:table-cell table:style-name="normal" office:value-type="string">
				                     <text:p>[Shift]+[I]</text:p>
				              </table:table-cell>
				              <table:table-cell table:style-name="normal" office:value-type="string">
				                     <text:p>[I]nvert selection</text:p>
				              </table:table-cell>				              
		                </table:table-row>\n<table:table-row>
				              <table:table-cell table:style-name="normal" office:value-type="string">
				                     <text:p>[Shift]+[Q]</text:p>
				              </table:table-cell>
				              <table:table-cell table:style-name="normal" office:value-type="string">
				                     <text:p>Quick [q]uantize clip start times</text:p>
				              </table:table-cell>				              
		                </table:table-row>\n<table:table-row>
				              <table:table-cell table:style-name="normal" office:value-type="string">
				                     <text:p>[Shift]+[Arrow Left]/[Arrow Right]</text:p>
				              </table:table-cell>
				              <table:table-cell table:style-name="normal" office:value-type="string">
				                     <text:p>Move selection left/right</text:p>
				              </table:table-cell>				              
		                </table:table-row>\n<table:table-row>
				              <table:table-cell table:style-name="normal" office:value-type="string">
				                     <text:p>[Shift]+[Arrow Up]/[Arrow Down]</text:p>
				              </table:table-cell>
				              <table:table-cell table:style-name="normal" office:value-type="string">
				                     <text:p>Move selection up/down</text:p>
				              </table:table-cell>				              
		                </table:table-row>\n<table:table-row>
				              <table:table-cell table:style-name="normal" office:value-type="string">
				                     <text:p>[Shift]+Left Click (on clip/pattern)</text:p>
				              </table:table-cell>
				              <table:table-cell table:style-name="normal" office:value-type="string">
				                     <text:p>Clone (drag while holding clip/pattern)</text:p>
				              </table:table-cell>				              
		                </table:table-row>\n<table:table-row>
				              <table:table-cell table:style-name="normal" office:value-type="string">
				                     <text:p>[Shift]+Mouse Wheel (on clips)</text:p>
				              </table:table-cell>
				              <table:table-cell table:style-name="normal" office:value-type="string">
				                     <text:p>Nudge clip position</text:p>
				              </table:table-cell>				              
		                </table:table-row>\n<table:table-row>
				              <table:table-cell table:style-name="normal" office:value-type="string">
				                     <text:p>[Shift]+Mouse Wheel (on track label area)</text:p>
				              </table:table-cell>
				              <table:table-cell table:style-name="normal" office:value-type="string">
				                     <text:p>Reorder clip tracks</text:p>
				              </table:table-cell>				              
		                </table:table-row>\n<table:table-row>
				              <table:table-cell table:style-name="normal" office:value-type="string">
				                     <text:p>[Shift]+[0] (zero)</text:p>
				              </table:table-cell>
				              <table:table-cell table:style-name="normal" office:value-type="string">
				                     <text:p>Center Playlist to playhead position</text:p>
				              </table:table-cell>				              
		                </table:table-row>\n<table:table-row>
				              <table:table-cell table:style-name="normal" office:value-type="string">
				                     <text:p>[Shift]+[1]..[3]</text:p>
				              </table:table-cell>
				              <table:table-cell table:style-name="normal" office:value-type="string">
				                     <text:p>Horizontal zoom levels 1 (zoom out) to 3 (zoom in)</text:p>
				              </table:table-cell>				              
		                </table:table-row>\n<table:table-row>
				              <table:table-cell table:style-name="normal" office:value-type="string">
				                     <text:p>[Shift]+[4]</text:p>
				              </table:table-cell>
				              <table:table-cell table:style-name="normal" office:value-type="string">
				                     <text:p>Horizontal zoom, show all</text:p>
				              </table:table-cell>				              
		                </table:table-row>\n<table:table-row>
				              <table:table-cell table:style-name="normal" office:value-type="string">
				                     <text:p>[Shift]+[5]</text:p>
				              </table:table-cell>
				              <table:table-cell table:style-name="normal" office:value-type="string">
				                     <text:p>Zoom to selection</text:p>
				              </table:table-cell>				              
		                </table:table-row>\n<table:table-row>
				              <table:table-cell table:style-name="normal" office:value-type="string">
				                     <text:p>[Shift]+[6]</text:p>
				              </table:table-cell>
				              <table:table-cell table:style-name="normal" office:value-type="string">
				                     <text:p>Fit Performance Zone to Playlist</text:p>
				              </table:table-cell>				              
		                </table:table-row>\n<table:table-row>
				              <table:table-cell table:style-name="normal" office:value-type="string">
				                     <text:p/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bold" office:value-type="string">
				                     <text:p>Piano Roll Action</text:p>
				              </table:table-cell>
				              <table:table-cell table:style-name="normal" office:value-type="string">
				                     <text:p/>
				              </table:table-cell>				              
		                </table:table-row>\n<table:table-row>
				              <table:table-cell table:style-name="normal" office:value-type="string">
				                     <text:p/>
				              </table:table-cell>
				              <table:table-cell table:style-name="normal" office:value-type="string">
				                     <text:p>Note: Some keyboard modifiers apply only to Draw mode</text:p>
				              </table:table-cell>				              
		                </table:table-row>\n<table:table-row>
				              <table:table-cell table:style-name="normal" office:value-type="string">
				                     <text:p>[B]</text:p>
				              </table:table-cell>
				              <table:table-cell table:style-name="normal" office:value-type="string">
				                     <text:p>Paint tool</text:p>
				              </table:table-cell>				              
		                </table:table-row>\n<table:table-row>
				              <table:table-cell table:style-name="normal" office:value-type="string">
				                     <text:p>[C]</text:p>
				              </table:table-cell>
				              <table:table-cell table:style-name="normal" office:value-type="string">
				                     <text:p>Sli[c]e tool</text:p>
				              </table:table-cell>				              
		                </table:table-row>\n<table:table-row>
				              <table:table-cell table:style-name="normal" office:value-type="string">
				                     <text:p>[D]</text:p>
				              </table:table-cell>
				              <table:table-cell table:style-name="normal" office:value-type="string">
				                     <text:p>[D]elete tool</text:p>
				              </table:table-cell>				              
		                </table:table-row>\n<table:table-row>
				              <table:table-cell table:style-name="normal" office:value-type="string">
				                     <text:p>[E]</text:p>
				              </table:table-cell>
				              <table:table-cell table:style-name="normal" office:value-type="string">
				                     <text:p>S[e]lect tool</text:p>
				              </table:table-cell>				              
		                </table:table-row>\n<table:table-row>
				              <table:table-cell table:style-name="normal" office:value-type="string">
				                     <text:p>[F]</text:p>
				              </table:table-cell>
				              <table:table-cell table:style-name="normal" office:value-type="string">
				                     <text:p>Show next property in the Piano Roll event lane (lower section)</text:p>
				              </table:table-cell>				              
		                </table:table-row>\n<table:table-row>
				              <table:table-cell table:style-name="normal" office:value-type="string">
				                     <text:p>[M]</text:p>
				              </table:table-cell>
				              <table:table-cell table:style-name="normal" office:value-type="string">
				                     <text:p>Toggle Keyboard view [m]ode</text:p>
				              </table:table-cell>				              
		                </table:table-row>\n<table:table-row>
				              <table:table-cell table:style-name="normal" office:value-type="string">
				                     <text:p>[O]</text:p>
				              </table:table-cell>
				              <table:table-cell table:style-name="normal" office:value-type="string">
				                     <text:p>Toggle P[o]rtamento</text:p>
				              </table:table-cell>				              
		                </table:table-row>\n<table:table-row>
				              <table:table-cell table:style-name="normal" office:value-type="string">
				                     <text:p>[P]</text:p>
				              </table:table-cell>
				              <table:table-cell table:style-name="normal" office:value-type="string">
				                     <text:p>[P]encil tool</text:p>
				              </table:table-cell>				              
		                </table:table-row>\n<table:table-row>
				              <table:table-cell table:style-name="normal" office:value-type="string">
				                     <text:p>[T]</text:p>
				              </table:table-cell>
				              <table:table-cell table:style-name="normal" office:value-type="string">
				                     <text:p>Mu[t]e tool</text:p>
				              </table:table-cell>				              
		                </table:table-row>\n<table:table-row>
				              <table:table-cell table:style-name="normal" office:value-type="string">
				                     <text:p>[Y]</text:p>
				              </table:table-cell>
				              <table:table-cell table:style-name="normal" office:value-type="string">
				                     <text:p>Pla[y]back tool</text:p>
				              </table:table-cell>				              
		                </table:table-row>\n<table:table-row>
				              <table:table-cell table:style-name="normal" office:value-type="string">
				                     <text:p>[Z]</text:p>
				              </table:table-cell>
				              <table:table-cell table:style-name="normal" office:value-type="string">
				                     <text:p>[Z]oom tool</text:p>
				              </table:table-cell>				              
		                </table:table-row>\n<table:table-row>
				              <table:table-cell table:style-name="normal" office:value-type="string">
				                     <text:p>[Alt]</text:p>
				              </table:table-cell>
				              <table:table-cell table:style-name="normal" office:value-type="string">
				                     <text:p>Bypass snap (very useful when combined with other modifiers)</text:p>
				              </table:table-cell>				              
		                </table:table-row>\n<table:table-row>
				              <table:table-cell table:style-name="normal" office:value-type="string">
				                     <text:p>[Alt]+[A]</text:p>
				              </table:table-cell>
				              <table:table-cell table:style-name="normal" office:value-type="string">
				                     <text:p>[A]rpeggiator</text:p>
				              </table:table-cell>				              
		                </table:table-row>\n<table:table-row>
				              <table:table-cell table:style-name="normal" office:value-type="string">
				                     <text:p>[Alt]+[B]</text:p>
				              </table:table-cell>
				              <table:table-cell table:style-name="normal" office:value-type="string">
				                     <text:p>View note helpers</text:p>
				              </table:table-cell>				              
		                </table:table-row>\n<table:table-row>
				              <table:table-cell table:style-name="normal" office:value-type="string">
				                     <text:p>[Alt]+[C]</text:p>
				              </table:table-cell>
				              <table:table-cell table:style-name="normal" office:value-type="string">
				                     <text:p>Change [c]olor of selected notes (to selected color group)</text:p>
				              </table:table-cell>				              
		                </table:table-row>\n<table:table-row>
				              <table:table-cell table:style-name="normal" office:value-type="string">
				                     <text:p>[Alt]+[E]</text:p>
				              </table:table-cell>
				              <table:table-cell table:style-name="normal" office:value-type="string">
				                     <text:p>Riff machin[e]</text:p>
				              </table:table-cell>				              
		                </table:table-row>\n<table:table-row>
				              <table:table-cell table:style-name="normal" office:value-type="string">
				                     <text:p>[Alt]+[F]</text:p>
				              </table:table-cell>
				              <table:table-cell table:style-name="normal" office:value-type="string">
				                     <text:p>[F]lam</text:p>
				              </table:table-cell>				              
		                </table:table-row>\n<table:table-row>
				              <table:table-cell table:style-name="normal" office:value-type="string">
				                     <text:p>[Alt]+[G]</text:p>
				              </table:table-cell>
				              <table:table-cell table:style-name="normal" office:value-type="string">
				                     <text:p>Un[g]roup selected notes</text:p>
				              </table:table-cell>				              
		                </table:table-row>\n<table:table-row>
				              <table:table-cell table:style-name="normal" office:value-type="string">
				                     <text:p>[Alt]+[K]</text:p>
				              </table:table-cell>
				              <table:table-cell table:style-name="normal" office:value-type="string">
				                     <text:p>Open Limit tool</text:p>
				              </table:table-cell>				              
		                </table:table-row>\n<table:table-row>
				              <table:table-cell table:style-name="normal" office:value-type="string">
				                     <text:p>[Alt]+[L]</text:p>
				              </table:table-cell>
				              <table:table-cell table:style-name="normal" office:value-type="string">
				                     <text:p>Open Articu[l]ate tool</text:p>
				              </table:table-cell>				              
		                </table:table-row>\n<table:table-row>
				              <table:table-cell table:style-name="normal" office:value-type="string">
				                     <text:p>[Alt]+[N]</text:p>
				              </table:table-cell>
				              <table:table-cell table:style-name="normal" office:value-type="string">
				                     <text:p>Switch waveform helper view (when available)</text:p>
				              </table:table-cell>				              
		                </table:table-row>\n<table:table-row>
				              <table:table-cell table:style-name="normal" office:value-type="string">
				                     <text:p>[Alt]+[O]</text:p>
				              </table:table-cell>
				              <table:table-cell table:style-name="normal" office:value-type="string">
				                     <text:p>Open LF[O] tool when in lower Event Editor area</text:p>
				              </table:table-cell>				              
		                </table:table-row>\n<table:table-row>
				              <table:table-cell table:style-name="normal" office:value-type="string">
				                     <text:p>[Alt]+[Q]</text:p>
				              </table:table-cell>
				              <table:table-cell table:style-name="normal" office:value-type="string">
				                     <text:p>[Q]uantize</text:p>
				              </table:table-cell>				              
		                </table:table-row>\n<table:table-row>
				              <table:table-cell table:style-name="normal" office:value-type="string">
				                     <text:p>[Alt]+[R]</text:p>
				              </table:table-cell>
				              <table:table-cell table:style-name="normal" office:value-type="string">
				                     <text:p>Open [R]andomize tool</text:p>
				              </table:table-cell>				              
		                </table:table-row>\n<table:table-row>
				              <table:table-cell table:style-name="normal" office:value-type="string">
				                     <text:p>[Alt]+[S]</text:p>
				              </table:table-cell>
				              <table:table-cell table:style-name="normal" office:value-type="string">
				                     <text:p>Open [S]trum tool</text:p>
				              </table:table-cell>				              
		                </table:table-row>\n<table:table-row>
				              <table:table-cell table:style-name="normal" office:value-type="string">
				                     <text:p>[Alt]+[G]</text:p>
				              </table:table-cell>
				              <table:table-cell table:style-name="normal" office:value-type="string">
				                     <text:p>[G]lue</text:p>
				              </table:table-cell>				              
		                </table:table-row>\n<table:table-row>
				              <table:table-cell table:style-name="normal" office:value-type="string">
				                     <text:p>[Alt]+[U]</text:p>
				              </table:table-cell>
				              <table:table-cell table:style-name="normal" office:value-type="string">
				                     <text:p>Open Chop tool</text:p>
				              </table:table-cell>				              
		                </table:table-row>\n<table:table-row>
				              <table:table-cell table:style-name="normal" office:value-type="string">
				                     <text:p>[Alt]+[V]</text:p>
				              </table:table-cell>
				              <table:table-cell table:style-name="normal" office:value-type="string">
				                     <text:p>Toggle ghost channels on/off</text:p>
				              </table:table-cell>				              
		                </table:table-row>\n<table:table-row>
				              <table:table-cell table:style-name="normal" office:value-type="string">
				                     <text:p>[Alt]+[W]</text:p>
				              </table:table-cell>
				              <table:table-cell table:style-name="normal" office:value-type="string">
				                     <text:p>Open Cla[w] Machine tool</text:p>
				              </table:table-cell>				              
		                </table:table-row>\n<table:table-row>
				              <table:table-cell table:style-name="normal" office:value-type="string">
				                     <text:p>[Alt]+[X]</text:p>
				              </table:table-cell>
				              <table:table-cell table:style-name="normal" office:value-type="string">
				                     <text:p>Open Scale Levels tool</text:p>
				              </table:table-cell>				              
		                </table:table-row>\n<table:table-row>
				              <table:table-cell table:style-name="normal" office:value-type="string">
				                     <text:p>[Alt]+[Y]</text:p>
				              </table:table-cell>
				              <table:table-cell table:style-name="normal" office:value-type="string">
				                     <text:p>Open Score Flipper tool</text:p>
				              </table:table-cell>				              
		                </table:table-row>\n<table:table-row>
				              <table:table-cell table:style-name="normal" office:value-type="string">
				                     <text:p>[Alt]+Mouse Wheel</text:p>
				              </table:table-cell>
				              <table:table-cell table:style-name="normal" office:value-type="string">
				                     <text:p>Change the selected note property of the note the mouse pointer is near or on</text:p>
				              </table:table-cell>				              
		                </table:table-row>\n<table:table-row>
				              <table:table-cell table:style-name="normal" office:value-type="string">
				                     <text:p>[Alt]+[Arrow Keys]</text:p>
				              </table:table-cell>
				              <table:table-cell table:style-name="normal" office:value-type="string">
				                     <text:p>Nudge the position of the selected notes or all notes if no selection is made</text:p>
				              </table:table-cell>				              
		                </table:table-row>\n<table:table-row>
				              <table:table-cell table:style-name="normal" office:value-type="string">
				                     <text:p>[Ctrl]+[A]</text:p>
				              </table:table-cell>
				              <table:table-cell table:style-name="normal" office:value-type="string">
				                     <text:p>Select [a]ll</text:p>
				              </table:table-cell>				              
		                </table:table-row>\n<table:table-row>
				              <table:table-cell table:style-name="normal" office:value-type="string">
				                     <text:p>[Ctrl]+[B]</text:p>
				              </table:table-cell>
				              <table:table-cell table:style-name="normal" office:value-type="string">
				                     <text:p>Duplicate selection, or all notes in zoom range if nothing is selected, to the right (works also with time line selections)</text:p>
				              </table:table-cell>				              
		                </table:table-row>\n<table:table-row>
				              <table:table-cell table:style-name="normal" office:value-type="string">
				                     <text:p>[Ctrl]+[C]</text:p>
				              </table:table-cell>
				              <table:table-cell table:style-name="normal" office:value-type="string">
				                     <text:p>[C]opy selection</text:p>
				              </table:table-cell>				              
		                </table:table-row>\n<table:table-row>
				              <table:table-cell table:style-name="normal" office:value-type="string">
				                     <text:p>[Ctrl]+[D]</text:p>
				              </table:table-cell>
				              <table:table-cell table:style-name="normal" office:value-type="string">
				                     <text:p>[D]eselect selection</text:p>
				              </table:table-cell>				              
		                </table:table-row>\n<table:table-row>
				              <table:table-cell table:style-name="normal" office:value-type="string">
				                     <text:p>[Ctrl]+[G]</text:p>
				              </table:table-cell>
				              <table:table-cell table:style-name="normal" office:value-type="string">
				                     <text:p>[G]lue selected and touching notes</text:p>
				              </table:table-cell>				              
		                </table:table-row>\n<table:table-row>
				              <table:table-cell table:style-name="normal" office:value-type="string">
				                     <text:p>[Ctrl]+[I]</text:p>
				              </table:table-cell>
				              <table:table-cell table:style-name="normal" office:value-type="string">
				                     <text:p>[I]nsert current controller value</text:p>
				              </table:table-cell>				              
		                </table:table-row>\n<table:table-row>
				              <table:table-cell table:style-name="normal" office:value-type="string">
				                     <text:p>[Ctrl]+[L]</text:p>
				              </table:table-cell>
				              <table:table-cell table:style-name="normal" office:value-type="string">
				                     <text:p>Quick [l]egato</text:p>
				              </table:table-cell>				              
		                </table:table-row>\n<table:table-row>
				              <table:table-cell table:style-name="normal" office:value-type="string">
				                     <text:p>[Ctrl]+[M]</text:p>
				              </table:table-cell>
				              <table:table-cell table:style-name="normal" office:value-type="string">
				                     <text:p>Import [M]IDI file</text:p>
				              </table:table-cell>				              
		                </table:table-row>\n<table:table-row>
				              <table:table-cell table:style-name="normal" office:value-type="string">
				                     <text:p>[Ctrl]+[Q]</text:p>
				              </table:table-cell>
				              <table:table-cell table:style-name="normal" office:value-type="string">
				                     <text:p>Quick [q]uantize</text:p>
				              </table:table-cell>				              
		                </table:table-row>\n<table:table-row>
				              <table:table-cell table:style-name="normal" office:value-type="string">
				                     <text:p>[Ctrl]+[U]</text:p>
				              </table:table-cell>
				              <table:table-cell table:style-name="normal" office:value-type="string">
				                     <text:p>Quick chop</text:p>
				              </table:table-cell>				              
		                </table:table-row>\n<table:table-row>
				              <table:table-cell table:style-name="normal" office:value-type="string">
				                     <text:p>[Ctrl]+[V]</text:p>
				              </table:table-cell>
				              <table:table-cell table:style-name="normal" office:value-type="string">
				                     <text:p>Paste selection</text:p>
				              </table:table-cell>				              
		                </table:table-row>\n<table:table-row>
				              <table:table-cell table:style-name="normal" office:value-type="string">
				                     <text:p>[Ctrl]+[X]</text:p>
				              </table:table-cell>
				              <table:table-cell table:style-name="normal" office:value-type="string">
				                     <text:p>Cut selection</text:p>
				              </table:table-cell>				              
		                </table:table-row>\n<table:table-row>
				              <table:table-cell table:style-name="normal" office:value-type="string">
				                     <text:p>[Ctrl]+[Alt]+[G]</text:p>
				              </table:table-cell>
				              <table:table-cell table:style-name="normal" office:value-type="string">
				                     <text:p>[G]rid color</text:p>
				              </table:table-cell>				              
		                </table:table-row>\n<table:table-row>
				              <table:table-cell table:style-name="normal" office:value-type="string">
				                     <text:p>[Shift]+[Enter]</text:p>
				              </table:table-cell>
				              <table:table-cell table:style-name="normal" office:value-type="string">
				                     <text:p>Flip separator (since program version 11.5.8)</text:p>
				              </table:table-cell>				              
		                </table:table-row>\n<table:table-row>
				              <table:table-cell table:style-name="normal" office:value-type="string">
				                     <text:p>[Ctrl]+[Alt]+[Home]</text:p>
				              </table:table-cell>
				              <table:table-cell table:style-name="normal" office:value-type="string">
				                     <text:p>Toggle allow resizing from left</text:p>
				              </table:table-cell>				              
		                </table:table-row>\n<table:table-row>
				              <table:table-cell table:style-name="normal" office:value-type="string">
				                     <text:p>[Ctrl]+[Delete]</text:p>
				              </table:table-cell>
				              <table:table-cell table:style-name="normal" office:value-type="string">
				                     <text:p>Delete space equal to selection</text:p>
				              </table:table-cell>				              
		                </table:table-row>\n<table:table-row>
				              <table:table-cell table:style-name="normal" office:value-type="string">
				                     <text:p>[Ctrl]+[Enter]</text:p>
				              </table:table-cell>
				              <table:table-cell table:style-name="normal" office:value-type="string">
				                     <text:p>Select time around selection</text:p>
				              </table:table-cell>				              
		                </table:table-row>\n<table:table-row>
				              <table:table-cell table:style-name="normal" office:value-type="string">
				                     <text:p>[Ctrl]+[Insert]</text:p>
				              </table:table-cell>
				              <table:table-cell table:style-name="normal" office:value-type="string">
				                     <text:p>Insert space equal to the current time line selection</text:p>
				              </table:table-cell>				              
		                </table:table-row>\n<table:table-row>
				              <table:table-cell table:style-name="normal" office:value-type="string">
				                     <text:p>[Ctrl]+[Alt]+[Insert]</text:p>
				              </table:table-cell>
				              <table:table-cell table:style-name="normal" office:value-type="string">
				                     <text:p>Slice &amp; insert space (since program version 11.5.8)</text:p>
				              </table:table-cell>				              
		                </table:table-row>\n<table:table-row>
				              <table:table-cell table:style-name="normal" office:value-type="string">
				                     <text:p>[Shift]+[Arrow Left]/[Arrow Right]</text:p>
				              </table:table-cell>
				              <table:table-cell table:style-name="normal" office:value-type="string">
				                     <text:p>Shift left/right</text:p>
				              </table:table-cell>				              
		                </table:table-row>\n<table:table-row>
				              <table:table-cell table:style-name="normal" office:value-type="string">
				                     <text:p>[Ctrl]+[Shift]+[Arrow Left]/[Arrow Right]</text:p>
				              </table:table-cell>
				              <table:table-cell table:style-name="normal" office:value-type="string">
				                     <text:p>Rotate left/right (since program version 11.5.8)</text:p>
				              </table:table-cell>				              
		                </table:table-row>\n<table:table-row>
				              <table:table-cell table:style-name="normal" office:value-type="string">
				                     <text:p>[Ctrl]+[Arrow Up]/[Arrow Down]</text:p>
				              </table:table-cell>
				              <table:table-cell table:style-name="normal" office:value-type="string">
				                     <text:p>Transpose selection up/down 1 octave</text:p>
				              </table:table-cell>				              
		                </table:table-row>\n<table:table-row>
				              <table:table-cell table:style-name="normal" office:value-type="string">
				                     <text:p>[Ctrl]+[Arrow Left]/[Arrow Right]</text:p>
				              </table:table-cell>
				              <table:table-cell table:style-name="normal" office:value-type="string">
				                     <text:p>Select time before (left) or after (right) current selection</text:p>
				              </table:table-cell>				              
		                </table:table-row>\n<table:table-row>
				              <table:table-cell table:style-name="normal" office:value-type="string">
				                     <text:p>[Ctrl]+Left Click</text:p>
				              </table:table-cell>
				              <table:table-cell table:style-name="normal" office:value-type="string">
				                     <text:p>Select</text:p>
				              </table:table-cell>				              
		                </table:table-row>\n<table:table-row>
				              <table:table-cell table:style-name="normal" office:value-type="string">
				                     <text:p>[Ctrl]+[Shift]+Left Click</text:p>
				              </table:table-cell>
				              <table:table-cell table:style-name="normal" office:value-type="string">
				                     <text:p>Add to selection</text:p>
				              </table:table-cell>				              
		                </table:table-row>\n<table:table-row>
				              <table:table-cell table:style-name="normal" office:value-type="string">
				                     <text:p>[Ctrl]+Right Click</text:p>
				              </table:table-cell>
				              <table:table-cell table:style-name="normal" office:value-type="string">
				                     <text:p>Zoom on selection/Drag to make zoom selection (zoom on release)</text:p>
				              </table:table-cell>				              
		                </table:table-row>\n<table:table-row>
				              <table:table-cell table:style-name="normal" office:value-type="string">
				                     <text:p>[Delete]</text:p>
				              </table:table-cell>
				              <table:table-cell table:style-name="normal" office:value-type="string">
				                     <text:p>Delete selected</text:p>
				              </table:table-cell>				              
		                </table:table-row>\n<table:table-row>
				              <table:table-cell table:style-name="normal" office:value-type="string">
				                     <text:p>Double Left Click (on note)</text:p>
				              </table:table-cell>
				              <table:table-cell table:style-name="normal" office:value-type="string">
				                     <text:p>Open note properties</text:p>
				              </table:table-cell>				              
		                </table:table-row>\n<table:table-row>
				              <table:table-cell table:style-name="normal" office:value-type="string">
				                     <text:p>Double Right Click / X1 Button (on ghost note)</text:p>
				              </table:table-cell>
				              <table:table-cell table:style-name="normal" office:value-type="string">
				                     <text:p>Swap to ghost channel to edit the note</text:p>
				              </table:table-cell>				              
		                </table:table-row>\n<table:table-row>
				              <table:table-cell table:style-name="normal" office:value-type="string">
				                     <text:p>[Left Shift]+Left Click (on Piano Roll)</text:p>
				              </table:table-cell>
				              <table:table-cell table:style-name="normal" office:value-type="string">
				                     <text:p>Add and resize notes (move mouse L/R after click and hold to resize)</text:p>
				              </table:table-cell>				              
		                </table:table-row>\n<table:table-row>
				              <table:table-cell table:style-name="normal" office:value-type="string">
				                     <text:p>[Left Shift]+Right Click</text:p>
				              </table:table-cell>
				              <table:table-cell table:style-name="normal" office:value-type="string">
				                     <text:p>Pan view</text:p>
				              </table:table-cell>				              
		                </table:table-row>\n<table:table-row>
				              <table:table-cell table:style-name="normal" office:value-type="string">
				                     <text:p>[Left Alt]+Right Click</text:p>
				              </table:table-cell>
				              <table:table-cell table:style-name="normal" office:value-type="string">
				                     <text:p>Audio preview</text:p>
				              </table:table-cell>				              
		                </table:table-row>\n<table:table-row>
				              <table:table-cell table:style-name="normal" office:value-type="string">
				                     <text:p>Middle Mouse Button</text:p>
				              </table:table-cell>
				              <table:table-cell table:style-name="normal" office:value-type="string">
				                     <text:p>Pan view (hold and drag left/right)</text:p>
				              </table:table-cell>				              
		                </table:table-row>\n<table:table-row>
				              <table:table-cell table:style-name="normal" office:value-type="string">
				                     <text:p>[PgUp]/[PgDn]</text:p>
				              </table:table-cell>
				              <table:table-cell table:style-name="normal" office:value-type="string">
				                     <text:p>Zoom in / Zoom out</text:p>
				              </table:table-cell>				              
		                </table:table-row>\n<table:table-row>
				              <table:table-cell table:style-name="normal" office:value-type="string">
				                     <text:p>Pencil tool + [Shift]</text:p>
				              </table:table-cell>
				              <table:table-cell table:style-name="normal" office:value-type="string">
				                     <text:p>Swap to Brush</text:p>
				              </table:table-cell>				              
		                </table:table-row>\n<table:table-row>
				              <table:table-cell table:style-name="normal" office:value-type="string">
				                     <text:p>Right Click</text:p>
				              </table:table-cell>
				              <table:table-cell table:style-name="normal" office:value-type="string">
				                     <text:p>Delete selected notes</text:p>
				              </table:table-cell>				              
		                </table:table-row>\n<table:table-row>
				              <table:table-cell table:style-name="normal" office:value-type="string">
				                     <text:p>[Right Alt]+Right Click</text:p>
				              </table:table-cell>
				              <table:table-cell table:style-name="normal" office:value-type="string">
				                     <text:p>Quantize selected</text:p>
				              </table:table-cell>				              
		                </table:table-row>\n<table:table-row>
				              <table:table-cell table:style-name="normal" office:value-type="string">
				                     <text:p>[Right Shift]+Left Click</text:p>
				              </table:table-cell>
				              <table:table-cell table:style-name="normal" office:value-type="string">
				                     <text:p>Slice notes (click above/below note and drag vertical)</text:p>
				              </table:table-cell>				              
		                </table:table-row>\n<table:table-row>
				              <table:table-cell table:style-name="normal" office:value-type="string">
				                     <text:p>[Right Shift]+Right Click</text:p>
				              </table:table-cell>
				              <table:table-cell table:style-name="normal" office:value-type="string">
				                     <text:p>Slice notes &amp; delete smallest part (click above/below note and drag vertical)</text:p>
				              </table:table-cell>				              
		                </table:table-row>\n<table:table-row>
				              <table:table-cell table:style-name="normal" office:value-type="string">
				                     <text:p>[Shift]+[G]</text:p>
				              </table:table-cell>
				              <table:table-cell table:style-name="normal" office:value-type="string">
				                     <text:p>[G]roup selected notes</text:p>
				              </table:table-cell>				              
		                </table:table-row>\n<table:table-row>
				              <table:table-cell table:style-name="normal" office:value-type="string">
				                     <text:p>[Ctrl]+[Shift]+[V]</text:p>
				              </table:table-cell>
				              <table:table-cell table:style-name="normal" office:value-type="string">
				                     <text:p>Paste from MIDI clipboard</text:p>
				              </table:table-cell>				              
		                </table:table-row>\n<table:table-row>
				              <table:table-cell table:style-name="normal" office:value-type="string">
				                     <text:p>[Shift]</text:p>
				              </table:table-cell>
				              <table:table-cell table:style-name="normal" office:value-type="string">
				                     <text:p>Temporarily swaps between Paint &amp; Draw modes</text:p>
				              </table:table-cell>				              
		                </table:table-row>\n<table:table-row>
				              <table:table-cell table:style-name="normal" office:value-type="string">
				                     <text:p>[Shift]+[C]</text:p>
				              </table:table-cell>
				              <table:table-cell table:style-name="normal" office:value-type="string">
				                     <text:p>Select by [c]olor</text:p>
				              </table:table-cell>				              
		                </table:table-row>\n<table:table-row>
				              <table:table-cell table:style-name="normal" office:value-type="string">
				                     <text:p>[Shift]+[O]</text:p>
				              </table:table-cell>
				              <table:table-cell table:style-name="normal" office:value-type="string">
				                     <text:p>Select [o]dd (since program version 11.5.8)</text:p>
				              </table:table-cell>				              
		                </table:table-row>\n<table:table-row>
				              <table:table-cell table:style-name="normal" office:value-type="string">
				                     <text:p>[Shift]+[D]</text:p>
				              </table:table-cell>
				              <table:table-cell table:style-name="normal" office:value-type="string">
				                     <text:p>[D]iscard selected note lengths</text:p>
				              </table:table-cell>				              
		                </table:table-row>\n<table:table-row>
				              <table:table-cell table:style-name="normal" office:value-type="string">
				                     <text:p>[Shift]+[G]</text:p>
				              </table:table-cell>
				              <table:table-cell table:style-name="normal" office:value-type="string">
				                     <text:p>[G]roup selected</text:p>
				              </table:table-cell>				              
		                </table:table-row>\n<table:table-row>
				              <table:table-cell table:style-name="normal" office:value-type="string">
				                     <text:p>[Shift]+[I]</text:p>
				              </table:table-cell>
				              <table:table-cell table:style-name="normal" office:value-type="string">
				                     <text:p>[I]nvert selection</text:p>
				              </table:table-cell>				              
		                </table:table-row>\n<table:table-row>
				              <table:table-cell table:style-name="normal" office:value-type="string">
				                     <text:p>[Shift]+[N]</text:p>
				              </table:table-cell>
				              <table:table-cell table:style-name="normal" office:value-type="string">
				                     <text:p>Turn off selected chord</text:p>
				              </table:table-cell>				              
		                </table:table-row>\n<table:table-row>
				              <table:table-cell table:style-name="normal" office:value-type="string">
				                     <text:p>[Shift]+[Q]</text:p>
				              </table:table-cell>
				              <table:table-cell table:style-name="normal" office:value-type="string">
				                     <text:p>Quick [q]uantize</text:p>
				              </table:table-cell>				              
		                </table:table-row>\n<table:table-row>
				              <table:table-cell table:style-name="normal" office:value-type="string">
				                     <text:p>[Shift]+[R]</text:p>
				              </table:table-cell>
				              <table:table-cell table:style-name="normal" office:value-type="string">
				                     <text:p>Select at [r]andom (multiple presses will select more notes)</text:p>
				              </table:table-cell>				              
		                </table:table-row>\n<table:table-row>
				              <table:table-cell table:style-name="normal" office:value-type="string">
				                     <text:p>[Shift]+[M]</text:p>
				              </table:table-cell>
				              <table:table-cell table:style-name="normal" office:value-type="string">
				                     <text:p>Select [m]ore at random (since program version 11.5.8)</text:p>
				              </table:table-cell>				              
		                </table:table-row>\n<table:table-row>
				              <table:table-cell table:style-name="normal" office:value-type="string">
				                     <text:p>[Shift]+[Arrow Left]/[Arrow Right]</text:p>
				              </table:table-cell>
				              <table:table-cell table:style-name="normal" office:value-type="string">
				                     <text:p>Move selection left/right</text:p>
				              </table:table-cell>				              
		                </table:table-row>\n<table:table-row>
				              <table:table-cell table:style-name="normal" office:value-type="string">
				                     <text:p>[Shift]+[Arrow Up]/[Arrow Down]</text:p>
				              </table:table-cell>
				              <table:table-cell table:style-name="normal" office:value-type="string">
				                     <text:p>Move selection up/down</text:p>
				              </table:table-cell>				              
		                </table:table-row>\n<table:table-row>
				              <table:table-cell table:style-name="normal" office:value-type="string">
				                     <text:p>[Shift]+Left Click</text:p>
				              </table:table-cell>
				              <table:table-cell table:style-name="normal" office:value-type="string">
				                     <text:p>Clone (drag while holding clip/pattern), release [Shift] after dragging to unlock vertical movement</text:p>
				              </table:table-cell>				              
		                </table:table-row>\n<table:table-row>
				              <table:table-cell table:style-name="normal" office:value-type="string">
				                     <text:p>[Shift]+Mouse Wheel (on clips)</text:p>
				              </table:table-cell>
				              <table:table-cell table:style-name="normal" office:value-type="string">
				                     <text:p>Nudge clip position</text:p>
				              </table:table-cell>				              
		                </table:table-row>\n<table:table-row>
				              <table:table-cell table:style-name="normal" office:value-type="string">
				                     <text:p>[Shift]+Mouse Wheel (on track label area)</text:p>
				              </table:table-cell>
				              <table:table-cell table:style-name="normal" office:value-type="string">
				                     <text:p>Reorder clip tracks</text:p>
				              </table:table-cell>				              
		                </table:table-row>\n<table:table-row>
				              <table:table-cell table:style-name="normal" office:value-type="string">
				                     <text:p>[Shift]+[0] (zero)</text:p>
				              </table:table-cell>
				              <table:table-cell table:style-name="normal" office:value-type="string">
				                     <text:p>Center Playlist to playhead position</text:p>
				              </table:table-cell>				              
		                </table:table-row>\n<table:table-row>
				              <table:table-cell table:style-name="normal" office:value-type="string">
				                     <text:p>[Shift]+[1]..[3]</text:p>
				              </table:table-cell>
				              <table:table-cell table:style-name="normal" office:value-type="string">
				                     <text:p>Horizontal zoom levels 1 (zoom out) to 3 (zoom in)</text:p>
				              </table:table-cell>				              
		                </table:table-row>\n<table:table-row>
				              <table:table-cell table:style-name="normal" office:value-type="string">
				                     <text:p>[Shift]+[4]</text:p>
				              </table:table-cell>
				              <table:table-cell table:style-name="normal" office:value-type="string">
				                     <text:p>Horizontal zoom, show all</text:p>
				              </table:table-cell>				              
		                </table:table-row>\n<table:table-row>
				              <table:table-cell table:style-name="normal" office:value-type="string">
				                     <text:p>[Shift]+[5]</text:p>
				              </table:table-cell>
				              <table:table-cell table:style-name="normal" office:value-type="string">
				                     <text:p>Zoom to selection</text:p>
				              </table:table-cell>				              
		                </table:table-row>\n<table:table-row>
				              <table:table-cell table:style-name="normal" office:value-type="string">
				                     <text:p>[Shift]+[6]</text:p>
				              </table:table-cell>
				              <table:table-cell table:style-name="normal" office:value-type="string">
				                     <text:p>Step sequencer mode zoom (since program version 11.5.8)</text:p>
				              </table:table-cell>				              
		                </table:table-row>\n<table:table-row>
				              <table:table-cell table:style-name="normal" office:value-type="string">
				                     <text:p>[Alt]+[T]</text:p>
				              </table:table-cell>
				              <table:table-cell table:style-name="normal" office:value-type="string">
				                     <text:p>[T]ime markers - Add one... (since program version 11.5.8)</text:p>
				              </table:table-cell>				              
		                </table:table-row>\n<table:table-row>
				              <table:table-cell table:style-name="normal" office:value-type="string">
				                     <text:p>[Ctrl]+[T]</text:p>
				              </table:table-cell>
				              <table:table-cell table:style-name="normal" office:value-type="string">
				                     <text:p>[T]ime markers - Add auto (since program version 11.5.8)</text:p>
				              </table:table-cell>				              
		                </table:table-row>\n<table:table-row>
				              <table:table-cell table:style-name="normal" office:value-type="string">
				                     <text:p/>
				              </table:table-cell>
				              <table:table-cell table:style-name="normal" office:value-type="string">
				                     <text:p/>
				              </table:table-cell>				              
		                </table:table-row>\n		      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s://www.w3.org/1999/xlink" xmlns:dc="https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s://www.w3.org/1998/Math/MathML" xmlns:form="urn:oasis:names:tc:opendocument:xmlns:form:1.0" xmlns:script="urn:oasis:names:tc:opendocument:xmlns:script:1.0" xmlns:ooo="https://openoffice.org/2004/office" xmlns:ooow="https://openoffice.org/2004/writer" xmlns:oooc="https://openoffice.org/2004/calc" xmlns:dom="https://www.w3.org/2001/xml-events" office:version="1.1"/>
</file>